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paragraph-rsid="00117a2f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117a2f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a52a2a" loext:opacity="100%"/>
    </style:style>
    <style:style style:name="T4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5" style:family="text">
      <style:text-properties fo:color="#0000cd" loext:opacity="100%"/>
    </style:style>
    <style:style style:name="T6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7" style:family="text">
      <style:text-properties fo:color="#0000cd" loext:opacity="100%" loext:padding="0cm" loext:border="none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2" style:family="text"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T13" style:family="text">
      <style:text-properties officeooo:rsid="00117a2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alida de JavaScript</text:h>
      <text:p text:style-name="P5"/>
      <text:p text:style-name="Horizontal_20_Line"/>
      <text:h text:style-name="P2" text:outline-level="2">Posibilidades de visualización de JavaScript</text:h>
      <text:p text:style-name="P6">JavaScript puede "mostrar" datos de diferentes maneras:</text:p>
      <text:list text:style-name="L1">
        <text:list-item>
          <text:p text:style-name="P7">Escribir en un elemento HTML, usando <text:span text:style-name="Source_20_Text"><text:span text:style-name="T2">innerHTML</text:span></text:span>.</text:p>
        </text:list-item>
        <text:list-item>
          <text:p text:style-name="P7">Escribir en la salida HTML usando <text:span text:style-name="Source_20_Text"><text:span text:style-name="T2">document.write()</text:span></text:span>.</text:p>
        </text:list-item>
        <text:list-item>
          <text:p text:style-name="P7">Escribiendo en un cuadro de alerta, usando <text:span text:style-name="Source_20_Text"><text:span text:style-name="T2">window.alert()</text:span></text:span>.</text:p>
        </text:list-item>
        <text:list-item>
          <text:p text:style-name="P8">Escribiendo en la consola del navegador, usando <text:span text:style-name="Source_20_Text"><text:span text:style-name="T2">console.log()</text:span></text:span>.</text:p>
        </text:list-item>
      </text:list>
      <text:p text:style-name="Horizontal_20_Line"/>
      <text:h text:style-name="P3" text:outline-level="2">Usando <text:span text:style-name="T13">inner</text:span>HTML </text:h>
      <text:p text:style-name="P11">Para acceder a un elemento HTML, JavaScript puede utilizar el método <text:span text:style-name="Source_20_Text"><text:span text:style-name="T2">document.getElementById(id)</text:span></text:span>.</text:p>
      <text:p text:style-name="P6">El atributo <text:span text:style-name="Source_20_Text"><text:span text:style-name="T2">id </text:span></text:span>define el elemento HTML. La propiedad <text:span text:style-name="Source_20_Text"><text:span text:style-name="T2">innerHTML</text:span></text:span> define el contenido HTML:</text:p>
      <text:h text:style-name="P4" text:outline-level="3">Ejemplo</text:h>
      <text:p text:style-name="P5"><text:span text:style-name="T6">&lt;</text:span><text:span text:style-name="T4">!DOCTYPE</text:span><text:span text:style-name="T9"> html</text:span><text:span text:style-name="T6">&gt;</text:span><text:span text:style-name="T12"><text:line-break/></text:span><text:span text:style-name="T6">&lt;</text:span><text:span text:style-name="T4">html</text:span><text:span text:style-name="T6">&gt;</text:span><text:span text:style-name="T12"><text:line-break/></text:span><text:span text:style-name="T6">&lt;</text:span><text:span text:style-name="T4">body</text:span><text:span text:style-name="T6">&gt;</text:span><text:span text:style-name="T12"><text:line-break/><text:line-break/></text:span><text:span text:style-name="T6">&lt;</text:span><text:span text:style-name="T4">h1</text:span><text:span text:style-name="T6">&gt;</text:span><text:span text:style-name="T12">My First Web Page</text:span><text:span text:style-name="T6">&lt;</text:span><text:span text:style-name="T4">/h1</text:span><text:span text:style-name="T6">&gt;</text:span><text:span text:style-name="T12"><text:line-break/></text:span><text:span text:style-name="T6">&lt;</text:span><text:span text:style-name="T4">p</text:span><text:span text:style-name="T6">&gt;</text:span><text:span text:style-name="T12">My First Paragraph</text:span><text:span text:style-name="T6">&lt;</text:span><text:span text:style-name="T4">/p</text:span><text:span text:style-name="T6">&gt;</text:span><text:span text:style-name="T12"><text:line-break/><text:line-break/></text:span><text:span text:style-name="T6">&lt;</text:span><text:span text:style-name="T4">p</text:span><text:span text:style-name="T9"> id</text:span><text:span text:style-name="T6">="demo"&gt;&lt;</text:span><text:span text:style-name="T4">/p</text:span><text:span text:style-name="T6">&gt;</text:span><text:span text:style-name="T12"><text:line-break/><text:line-break/></text:span><text:span text:style-name="T6">&lt;</text:span><text:span text:style-name="T4">script</text:span><text:span text:style-name="T6">&gt;</text:span><text:span text:style-name="T11"><text:line-break/>document.getElementById(</text:span><text:span text:style-name="T4">"demo"</text:span><text:span text:style-name="T11">).innerHTML = </text:span><text:span text:style-name="T9">5</text:span><text:span text:style-name="T11"> + </text:span><text:span text:style-name="T9">6</text:span><text:span text:style-name="T11">;<text:line-break/></text:span><text:span text:style-name="T6">&lt;</text:span><text:span text:style-name="T4">/script</text:span><text:span text:style-name="T6">&gt;</text:span><text:span text:style-name="T12"><text:line-break/><text:line-break/></text:span><text:span text:style-name="T6">&lt;</text:span><text:span text:style-name="T4">/body</text:span><text:span text:style-name="T6">&gt;</text:span><text:span text:style-name="T12"><text:line-break/></text:span><text:span text:style-name="T6">&lt;</text:span><text:span text:style-name="T4">/html</text:span><text:span text:style-name="T6">&gt;</text:span></text:p>
      <text:p text:style-name="P9">Cambiar la propiedad internalHTML de un elemento HTML es una forma común de mostrar datos en HTML.</text:p>
      <text:p text:style-name="Horizontal_20_Line"/>
      <text:h text:style-name="P2" text:outline-level="2">Usando document.write()</text:h>
      <text:p text:style-name="P6">Para fines de prueba, es conveniente utilizar <text:span text:style-name="Source_20_Text"><text:span text:style-name="T2">document.write()</text:span></text:span>:</text:p>
      <text:h text:style-name="P4" text:outline-level="3"><text:soft-page-break/>Ejemplo</text:h>
      <text:p text:style-name="P5"><text:span text:style-name="T6">&lt;</text:span><text:span text:style-name="T4">!DOCTYPE</text:span><text:span text:style-name="T9"> html</text:span><text:span text:style-name="T6">&gt;</text:span><text:span text:style-name="T12"><text:line-break/></text:span><text:span text:style-name="T6">&lt;</text:span><text:span text:style-name="T4">html</text:span><text:span text:style-name="T6">&gt;</text:span><text:span text:style-name="T12"><text:line-break/></text:span><text:span text:style-name="T6">&lt;</text:span><text:span text:style-name="T4">body</text:span><text:span text:style-name="T6">&gt;</text:span><text:span text:style-name="T12"><text:line-break/><text:line-break/></text:span><text:span text:style-name="T6">&lt;</text:span><text:span text:style-name="T4">h1</text:span><text:span text:style-name="T6">&gt;</text:span><text:span text:style-name="T12">My First Web Page</text:span><text:span text:style-name="T6">&lt;</text:span><text:span text:style-name="T4">/h1</text:span><text:span text:style-name="T6">&gt;</text:span><text:span text:style-name="T12"><text:line-break/></text:span><text:span text:style-name="T6">&lt;</text:span><text:span text:style-name="T4">p</text:span><text:span text:style-name="T6">&gt;</text:span><text:span text:style-name="T12">My first paragraph.</text:span><text:span text:style-name="T6">&lt;</text:span><text:span text:style-name="T4">/p</text:span><text:span text:style-name="T6">&gt;</text:span><text:span text:style-name="T12"><text:line-break/><text:line-break/></text:span><text:span text:style-name="T6">&lt;</text:span><text:span text:style-name="T4">script</text:span><text:span text:style-name="T6">&gt;</text:span><text:span text:style-name="T11"><text:line-break/>document.write(</text:span><text:span text:style-name="T9">5</text:span><text:span text:style-name="T11"> + </text:span><text:span text:style-name="T9">6</text:span><text:span text:style-name="T11">);<text:line-break/></text:span><text:span text:style-name="T6">&lt;</text:span><text:span text:style-name="T4">/script</text:span><text:span text:style-name="T6">&gt;</text:span><text:span text:style-name="T12"><text:line-break/><text:line-break/></text:span><text:span text:style-name="T6">&lt;</text:span><text:span text:style-name="T4">/body</text:span><text:span text:style-name="T6">&gt;</text:span><text:span text:style-name="T12"><text:line-break/></text:span><text:span text:style-name="T6">&lt;</text:span><text:span text:style-name="T4">/html</text:span><text:span text:style-name="T6">&gt;</text:span></text:p>
      <text:p text:style-name="P6"><text:span text:style-name="T2">El uso de document.write() después de cargar un documento HTML eliminará </text:span><text:span text:style-name="Strong_20_Emphasis"><text:span text:style-name="T2">todo el HTML existente</text:span></text:span><text:span text:style-name="T2"> :</text:span></text:p>
      <text:h text:style-name="P4" text:outline-level="3">Ejemplo</text:h>
      <text:p text:style-name="P5"><text:span text:style-name="T6">&lt;</text:span><text:span text:style-name="T4">!DOCTYPE</text:span><text:span text:style-name="T9"> html</text:span><text:span text:style-name="T6">&gt;</text:span><text:span text:style-name="T12"><text:line-break/></text:span><text:span text:style-name="T6">&lt;</text:span><text:span text:style-name="T4">html</text:span><text:span text:style-name="T6">&gt;</text:span><text:span text:style-name="T12"><text:line-break/></text:span><text:span text:style-name="T6">&lt;</text:span><text:span text:style-name="T4">body</text:span><text:span text:style-name="T6">&gt;</text:span><text:span text:style-name="T12"><text:line-break/><text:line-break/></text:span><text:span text:style-name="T6">&lt;</text:span><text:span text:style-name="T4">h1</text:span><text:span text:style-name="T6">&gt;</text:span><text:span text:style-name="T12">My First Web Page</text:span><text:span text:style-name="T6">&lt;</text:span><text:span text:style-name="T4">/h1</text:span><text:span text:style-name="T6">&gt;</text:span><text:span text:style-name="T12"><text:line-break/></text:span><text:span text:style-name="T6">&lt;</text:span><text:span text:style-name="T4">p</text:span><text:span text:style-name="T6">&gt;</text:span><text:span text:style-name="T12">My first paragraph.</text:span><text:span text:style-name="T6">&lt;</text:span><text:span text:style-name="T4">/p</text:span><text:span text:style-name="T6">&gt;</text:span><text:span text:style-name="T12"><text:line-break/><text:line-break/></text:span><text:span text:style-name="T6">&lt;</text:span><text:span text:style-name="T4">button</text:span><text:span text:style-name="T9"> type</text:span><text:span text:style-name="T6">="button"</text:span><text:span text:style-name="T9"> onclick</text:span><text:span text:style-name="T6">="document.write(5 + 6)"&gt;</text:span><text:span text:style-name="T12">Try it</text:span><text:span text:style-name="T6">&lt;</text:span><text:span text:style-name="T4">/button</text:span><text:span text:style-name="T6">&gt;</text:span><text:span text:style-name="T12"><text:line-break/><text:line-break/></text:span><text:span text:style-name="T6">&lt;</text:span><text:span text:style-name="T4">/body</text:span><text:span text:style-name="T6">&gt;</text:span><text:span text:style-name="T12"><text:line-break/></text:span><text:span text:style-name="T6">&lt;</text:span><text:span text:style-name="T4">/html</text:span><text:span text:style-name="T6">&gt;</text:span></text:p>
      <text:p text:style-name="P5"><text:span text:style-name="T7"/></text:p>
      <text:p text:style-name="P9">El método document.write() solo debe usarse para pruebas.</text:p>
      <text:p text:style-name="Horizontal_20_Line"/>
      <text:h text:style-name="P2" text:outline-level="2">Usando <text:span text:style-name="T13">window</text:span>.alert()</text:h>
      <text:p text:style-name="P6">Puede utilizar un cuadro de alerta para mostrar datos:</text:p>
      <text:h text:style-name="P4" text:outline-level="3">Ejemplo</text:h>
      <text:p text:style-name="P5"><text:span text:style-name="T6">&lt;</text:span><text:span text:style-name="T4">!DOCTYPE</text:span><text:span text:style-name="T9"> html</text:span><text:span text:style-name="T6">&gt;</text:span><text:span text:style-name="T12"><text:line-break/></text:span><text:span text:style-name="T6">&lt;</text:span><text:span text:style-name="T4">html</text:span><text:span text:style-name="T6">&gt;</text:span><text:span text:style-name="T12"><text:line-break/></text:span><text:span text:style-name="T6">&lt;</text:span><text:span text:style-name="T4">body</text:span><text:span text:style-name="T6">&gt;</text:span><text:span text:style-name="T12"><text:line-break/><text:line-break/></text:span><text:span text:style-name="T6">&lt;</text:span><text:span text:style-name="T4">h1</text:span><text:span text:style-name="T6">&gt;</text:span><text:span text:style-name="T12">My First Web Page</text:span><text:span text:style-name="T6">&lt;</text:span><text:span text:style-name="T4">/h1</text:span><text:span text:style-name="T6">&gt;</text:span><text:span text:style-name="T12"><text:line-break/></text:span><text:span text:style-name="T6">&lt;</text:span><text:span text:style-name="T4">p</text:span><text:span text:style-name="T6">&gt;</text:span><text:span text:style-name="T12">My first paragraph.</text:span><text:span text:style-name="T6">&lt;</text:span><text:span text:style-name="T4">/p</text:span><text:span text:style-name="T6">&gt;</text:span><text:span text:style-name="T12"><text:line-break/></text:span><text:soft-page-break/><text:span text:style-name="T12"><text:line-break/></text:span><text:span text:style-name="T6">&lt;</text:span><text:span text:style-name="T4">script</text:span><text:span text:style-name="T6">&gt;</text:span><text:span text:style-name="T11"><text:line-break/>window.alert(</text:span><text:span text:style-name="T9">5</text:span><text:span text:style-name="T11"> + </text:span><text:span text:style-name="T9">6</text:span><text:span text:style-name="T11">);<text:line-break/></text:span><text:span text:style-name="T6">&lt;</text:span><text:span text:style-name="T4">/script</text:span><text:span text:style-name="T6">&gt;</text:span><text:span text:style-name="T12"><text:line-break/><text:line-break/></text:span><text:span text:style-name="T6">&lt;</text:span><text:span text:style-name="T4">/body</text:span><text:span text:style-name="T6">&gt;</text:span><text:span text:style-name="T12"><text:line-break/></text:span><text:span text:style-name="T6">&lt;</text:span><text:span text:style-name="T4">/html</text:span><text:span text:style-name="T6">&gt;</text:span></text:p>
      <text:p text:style-name="P6">Puede omitir la palabra clave <text:span text:style-name="Source_20_Text"><text:span text:style-name="T2">window</text:span></text:span>.</text:p>
      <text:p text:style-name="P6">En JavaScript, el objeto de ventana es el objeto de alcance global. Esto significa que las variables, propiedades y métodos pertenecen por defecto al objeto de ventana. Esto también significa que especificar la palabra clav e<text:span text:style-name="Source_20_Text"><text:span text:style-name="T2">window</text:span></text:span> es opcional:</text:p>
      <text:h text:style-name="P4" text:outline-level="3">Ejemplo</text:h>
      <text:p text:style-name="P10"><text:span text:style-name="T5">&lt;</text:span><text:span text:style-name="T3">!DOCTYPE</text:span><text:span text:style-name="T8"> html</text:span><text:span text:style-name="T5">&gt;</text:span><text:line-break/><text:span text:style-name="T5">&lt;</text:span><text:span text:style-name="T3">html</text:span><text:span text:style-name="T5">&gt;</text:span><text:line-break/><text:span text:style-name="T5">&lt;</text:span><text:span text:style-name="T3">body</text:span><text:span text:style-name="T5">&gt;</text:span><text:line-break/><text:line-break/><text:span text:style-name="T5">&lt;</text:span><text:span text:style-name="T3">h1</text:span><text:span text:style-name="T5">&gt;</text:span>My First Web Page<text:span text:style-name="T5">&lt;</text:span><text:span text:style-name="T3">/h1</text:span><text:span text:style-name="T5">&gt;</text:span><text:line-break/><text:span text:style-name="T5">&lt;</text:span><text:span text:style-name="T3">p</text:span><text:span text:style-name="T5">&gt;</text:span>My first paragraph.<text:span text:style-name="T5">&lt;</text:span><text:span text:style-name="T3">/p</text:span><text:span text:style-name="T5">&gt;</text:span><text:line-break/><text:line-break/><text:span text:style-name="T5">&lt;</text:span><text:span text:style-name="T3">script</text:span><text:span text:style-name="T5">&gt;</text:span><text:span text:style-name="T10"><text:line-break/>alert(</text:span><text:span text:style-name="T8">5</text:span><text:span text:style-name="T10"> + </text:span><text:span text:style-name="T8">6</text:span><text:span text:style-name="T10">);<text:line-break/></text:span><text:span text:style-name="T5">&lt;</text:span><text:span text:style-name="T3">/script</text:span><text:span text:style-name="T5">&gt;</text:span><text:line-break/><text:line-break/><text:span text:style-name="T5">&lt;</text:span><text:span text:style-name="T3">/body</text:span><text:span text:style-name="T5">&gt;</text:span><text:line-break/><text:span text:style-name="T5">&lt;</text:span><text:span text:style-name="T3">/html</text:span><text:span text:style-name="T5">&gt;</text:span></text:p>
      <text:p text:style-name="P5"><text:span text:style-name="T2"/></text:p>
      <text:p text:style-name="Horizontal_20_Line"/>
      <text:h text:style-name="P2" text:outline-level="2">Usando consol<text:span text:style-name="T13">e</text:span>.log()</text:h>
      <text:p text:style-name="P6">Para fines de depuración, puede llamar al método <text:span text:style-name="Source_20_Text"><text:span text:style-name="T2">console.log()</text:span></text:span>en el navegador para mostrar datos.</text:p>
      <text:h text:style-name="P4" text:outline-level="3">Ejemplo</text:h>
      <text:p text:style-name="P10"><text:span text:style-name="T5">&lt;</text:span><text:span text:style-name="T3">!DOCTYPE</text:span><text:span text:style-name="T8"> html</text:span><text:span text:style-name="T5">&gt;</text:span><text:line-break/><text:span text:style-name="T5">&lt;</text:span><text:span text:style-name="T3">html</text:span><text:span text:style-name="T5">&gt;</text:span><text:line-break/><text:span text:style-name="T5">&lt;</text:span><text:span text:style-name="T3">body</text:span><text:span text:style-name="T5">&gt;</text:span><text:line-break/><text:line-break/><text:span text:style-name="T5">&lt;</text:span><text:span text:style-name="T3">script</text:span><text:span text:style-name="T5">&gt;</text:span><text:span text:style-name="T10"><text:line-break/>console.log(</text:span><text:span text:style-name="T8">5</text:span><text:span text:style-name="T10"> + </text:span><text:span text:style-name="T8">6</text:span><text:span text:style-name="T10">);<text:line-break/></text:span><text:span text:style-name="T5">&lt;</text:span><text:span text:style-name="T3">/script</text:span><text:span text:style-name="T5">&gt;</text:span><text:line-break/><text:line-break/><text:span text:style-name="T5">&lt;</text:span><text:span text:style-name="T3">/body</text:span><text:span text:style-name="T5">&gt;</text:span><text:line-break/><text:span text:style-name="T5">&lt;</text:span><text:span text:style-name="T3">/html</text:span><text:span text:style-name="T5">&gt;</text:span></text:p>
      <text:p text:style-name="P5"><text:a xlink:type="simple" xlink:href="https://www.w3schools.com/js/tryit.asp?filename=tryjs_output_console" office:target-frame-name="_blank" xlink:show="new" text:style-name="Internet_20_link" text:visited-style-name="Visited_20_Internet_20_Link"><text:soft-page-break/><text:span text:style-name="T2"/></text:a></text:p>
      <text:p text:style-name="P5"><text:span text:style-name="T2"/></text:p>
      <text:p text:style-name="Horizontal_20_Line"/>
      <text:h text:style-name="P2" text:outline-level="2">JavaScript <text:span text:style-name="T13">print</text:span></text:h>
      <text:p text:style-name="P6">JavaScript no tiene ningún objeto de impresión ni métodos de impresión.</text:p>
      <text:p text:style-name="P6">No puede acceder a los dispositivos de salida desde JavaScript.</text:p>
      <text:p text:style-name="P6">La única excepción es que puede llamar al método  <text:span text:style-name="Source_20_Text"><text:span text:style-name="T2">window.print()</text:span></text:span>en el navegador para imprimir el contenido de la ventana actual.</text:p>
      <text:h text:style-name="P4" text:outline-level="3">Ejemplo</text:h>
      <text:p text:style-name="P10"><text:span text:style-name="T5">&lt;</text:span><text:span text:style-name="T3">!DOCTYPE</text:span><text:span text:style-name="T8"> html</text:span><text:span text:style-name="T5">&gt;</text:span><text:line-break/><text:span text:style-name="T5">&lt;</text:span><text:span text:style-name="T3">html</text:span><text:span text:style-name="T5">&gt;</text:span><text:line-break/><text:span text:style-name="T5">&lt;</text:span><text:span text:style-name="T3">body</text:span><text:span text:style-name="T5">&gt;</text:span><text:line-break/><text:line-break/><text:span text:style-name="T5">&lt;</text:span><text:span text:style-name="T3">button</text:span><text:span text:style-name="T8"> onclick</text:span><text:span text:style-name="T5">="window.print()"&gt;</text:span>Print this page<text:span text:style-name="T5">&lt;</text:span><text:span text:style-name="T3">/button</text:span><text:span text:style-name="T5">&gt;</text:span><text:line-break/><text:line-break/><text:span text:style-name="T5">&lt;</text:span><text:span text:style-name="T3">/body</text:span><text:span text:style-name="T5">&gt;</text:span><text:line-break/><text:span text:style-name="T5">&lt;</text:span><text:span text:style-name="T3">/html</text:span><text:span text:style-name="T5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6:52:15.849000000</meta:creation-date>
    <dc:date>2024-03-13T16:59:47</dc:date>
    <meta:editing-duration>PT7M33S</meta:editing-duration>
    <meta:editing-cycles>1</meta:editing-cycles>
    <meta:document-statistic meta:table-count="0" meta:image-count="0" meta:object-count="0" meta:page-count="4" meta:paragraph-count="39" meta:word-count="365" meta:character-count="2655" meta:non-whitespace-character-count="2311"/>
    <meta:generator>LibreOffice/7.6.0.3$Windows_X86_64 LibreOffice_project/69edd8b8ebc41d00b4de3915dc82f8f0fc3b6265</meta:generator>
  </office:meta>
</office:document-meta>
</file>